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Names</text:p>
          </table:table-cell>
          <table:table-cell office:value-type="string">
            <text:p>Quiz</text:p>
          </table:table-cell>
          <table:table-cell office:value-type="string">
            <text:p>Prelab</text:p>
          </table:table-cell>
          <table:table-cell office:value-type="string">
            <text:p>Inlab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nderson Steven D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2:.D2])" office:value-type="float" office:value="50">
            <text:p>50</text:p>
          </table:table-cell>
          <table:table-cell office:value-type="string">
            <text:p>perfect, sims ok not rea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rown David L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3:.D3])" office:value-type="float" office:value="100">
            <text:p>100</text:p>
          </table:table-cell>
          <table:table-cell office:value-type="string">
            <text:p>perfect,input switch initially wrong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vans Angela L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4:.D4])" office:value-type="float" office:value="100">
            <text:p>100</text:p>
          </table:table-cell>
          <table:table-cell office:value-type="string">
            <text:p>perfect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assan Mahjabin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5:.D5])" office:value-type="float" office:value="50">
            <text:p>50</text:p>
          </table:table-cell>
          <table:table-cell office:value-type="string">
            <text:p>extra chip in drawing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Hassan Mohamed N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6:.D6])" office:value-type="float" office:value="50">
            <text:p>50</text:p>
          </table:table-cell>
          <table:table-cell office:value-type="string">
            <text:p>perfect, real life didnt work except one output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Lannon Jordan C</text:p>
          </table:table-cell>
          <table:table-cell table:number-columns-repeated="3"/>
          <table:table-cell table:formula="of:=SUM([.B7:.D7])" office:value-type="float" office:value="0">
            <text:p>0</text:p>
          </table:table-cell>
          <table:table-cell office:value-type="string">
            <text:p>one extra gate quiz,in lab give 50-60 percemt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ordman Ryan R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8:.D8])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dgeway John M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9:.D9])" office:value-type="float" office:value="50">
            <text:p>50</text:p>
          </table:table-cell>
          <table:table-cell office:value-type="string">
            <text:p>extra chip in drawing, couldnt do count, output wrong on sim,output wrong IR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chuster Sara R</text:p>
          </table:table-cell>
          <table:table-cell table:number-columns-repeated="3"/>
          <table:table-cell table:formula="of:=SUM([.B10:.D1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mith Jeremy J</text:p>
          </table:table-cell>
          <table:table-cell table:number-columns-repeated="3"/>
          <table:table-cell table:formula="of:=SUM([.B11:.D1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SUM([.B12:.D12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ardware is only worth 5 points this lab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1/22/2014</text:date>, <text:time>21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2T21:52:52.60</dc:date>
    <meta:generator>OpenOffice/4.0.0$Win32 OpenOffice.org_project/400m3$Build-9702</meta:generator>
    <meta:editing-duration>PT2H25M4S</meta:editing-duration>
    <meta:editing-cycles>3</meta:editing-cycles>
    <meta:document-statistic meta:table-count="1" meta:cell-count="53" meta:object-count="0"/>
  </office:meta>
</office:document-meta>
</file>